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011" table:default-cell-style-name="ce1"/>
        <table:table-row table:style-name="ro1"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lr_scheduler</text:p>
          </table:table-cell>
          <table:table-cell office:value-type="string" calcext:value-type="string">
            <text:p>lr_decay</text:p>
          </table:table-cell>
          <table:table-cell office:value-type="string" calcext:value-type="string">
            <text:p>val_split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backbone</text:p>
          </table:table-cell>
          <table:table-cell office:value-type="string" calcext:value-type="string">
            <text:p>loss(last)</text:p>
          </table:table-cell>
          <table:table-cell office:value-type="string" calcext:value-type="string">
            <text:p>val_loss(best)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ewSchedule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ideResNet</text:p>
          </table:table-cell>
          <table:table-cell office:value-type="float" office:value="2.9443" calcext:value-type="float">
            <text:p>2.9443</text:p>
          </table:table-cell>
          <table:table-cell office:value-type="float" office:value="3.69925" calcext:value-type="float">
            <text:p>3.69925</text:p>
          </table:table-cell>
          <table:table-cell office:value-type="string" calcext:value-type="string">
            <text:p>11 小時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ircaseSchedule</text:p>
          </table:table-cell>
          <table:table-cell office:value-type="string" calcext:value-type="string">
            <text:p>(5,8,)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ideResNet</text:p>
          </table:table-cell>
          <table:table-cell office:value-type="float" office:value="2.8124" calcext:value-type="float">
            <text:p>2.8124</text:p>
          </table:table-cell>
          <table:table-cell office:value-type="float" office:value="3.7111" calcext:value-type="float">
            <text:p>3.7111</text:p>
          </table:table-cell>
          <table:table-cell office:value-type="string" calcext:value-type="string">
            <text:p>3時45分</text:p>
          </table:table-cell>
          <table:table-cell office:value-type="string" calcext:value-type="string">
            <text:p>Lr: 0.05</text:p>
          </table:table-cell>
          <table:table-cell office:value-type="string" calcext:value-type="string">
            <text:p>class_weight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ircaseSchedule</text:p>
          </table:table-cell>
          <table:table-cell office:value-type="string" calcext:value-type="string">
            <text:p>(5,8,)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ideResNet</text:p>
          </table:table-cell>
          <table:table-cell office:value-type="float" office:value="3.0684" calcext:value-type="float">
            <text:p>3.0684</text:p>
          </table:table-cell>
          <table:table-cell office:value-type="float" office:value="3.7351" calcext:value-type="float">
            <text:p>3.7351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ircaseSchedule</text:p>
          </table:table-cell>
          <table:table-cell office:value-type="string" calcext:value-type="string">
            <text:p>(5,8,)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bileNetV2</text:p>
          </table:table-cell>
          <table:table-cell table:number-columns-repeated="2"/>
          <table:table-cell office:value-type="string" calcext:value-type="string">
            <text:p>45分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ircaseSchedule</text:p>
          </table:table-cell>
          <table:table-cell office:value-type="string" calcext:value-type="string">
            <text:p>(5,8,)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huffleNetV2</text:p>
          </table:table-cell>
          <table:table-cell office:value-type="float" office:value="2.3" calcext:value-type="float">
            <text:p>2.3</text:p>
          </table:table-cell>
          <table:table-cell office:value-type="float" office:value="3.7305" calcext:value-type="float">
            <text:p>3.7305</text:p>
          </table:table-cell>
          <table:table-cell office:value-type="string" calcext:value-type="string">
            <text:p>50分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ewSchedule</text:p>
          </table:table-cell>
          <table:table-cell table:number-columns-repeated="3"/>
          <table:table-cell office:value-type="string" calcext:value-type="string">
            <text:p>ShuffleNetV2</text:p>
          </table:table-cell>
          <table:table-cell office:value-type="float" office:value="1.92" calcext:value-type="float">
            <text:p>1.92</text:p>
          </table:table-cell>
          <table:table-cell office:value-type="float" office:value="3.6982" calcext:value-type="float">
            <text:p>3.6982</text:p>
          </table:table-cell>
          <table:table-cell office:value-type="string" calcext:value-type="string">
            <text:p>1時14分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1.6853" calcext:value-type="float">
            <text:p>1.6853</text:p>
          </table:table-cell>
          <table:table-cell office:value-type="float" office:value="3.7392" calcext:value-type="float">
            <text:p>3.7392</text:p>
          </table:table-cell>
          <table:table-cell office:value-type="string" calcext:value-type="string">
            <text:p>2時30分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.5157" calcext:value-type="float">
            <text:p>1.5157</text:p>
          </table:table-cell>
          <table:table-cell office:value-type="float" office:value="3.7439" calcext:value-type="float">
            <text:p>3.7439</text:p>
          </table:table-cell>
          <table:table-cell office:value-type="string" calcext:value-type="string">
            <text:p>3時11分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1.35" calcext:value-type="float">
            <text:p>1.35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3時49分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+wiki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3.86" calcext:value-type="float">
            <text:p>3.86</text:p>
          </table:table-cell>
          <table:table-cell office:value-type="string" calcext:value-type="string">
            <text:p>4時38分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15" calcext:value-type="float">
            <text:p>1.15</text:p>
          </table:table-cell>
          <table:table-cell office:value-type="float" office:value="3.845" calcext:value-type="float">
            <text:p>3.845</text:p>
          </table:table-cell>
          <table:table-cell office:value-type="string" calcext:value-type="string">
            <text:p>4時13分</text:p>
          </table:table-cell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9468" calcext:value-type="float">
            <text:p>0.9468</text:p>
          </table:table-cell>
          <table:table-cell office:value-type="float" office:value="3.86597" calcext:value-type="float">
            <text:p>3.86597</text:p>
          </table:table-cell>
          <table:table-cell office:value-type="string" calcext:value-type="string">
            <text:p>5時12分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.7754" calcext:value-type="float">
            <text:p>1.7754</text:p>
          </table:table-cell>
          <table:table-cell office:value-type="float" office:value="3.83922" calcext:value-type="float">
            <text:p>3.83922</text:p>
          </table:table-cell>
          <table:table-cell office:value-type="string" calcext:value-type="string">
            <text:p>1時50分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8884" calcext:value-type="float">
            <text:p>1.8884</text:p>
          </table:table-cell>
          <table:table-cell office:value-type="float" office:value="3.83235" calcext:value-type="float">
            <text:p>3.83235</text:p>
          </table:table-cell>
          <table:table-cell office:value-type="string" calcext:value-type="string">
            <text:p>1時24分</text:p>
          </table:table-cell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09:28:05.591092162</meta:creation-date>
    <dc:date>2019-04-29T10:58:24.011449741</dc:date>
    <meta:editing-duration>PT21M37S</meta:editing-duration>
    <meta:editing-cycles>3</meta:editing-cycles>
    <meta:generator>LibreOffice/5.1.6.2$Linux_X86_64 LibreOffice_project/10m0$Build-2</meta:generator>
    <meta:document-statistic meta:table-count="1" meta:cell-count="112" meta:object-count="0"/>
  </office:meta>
</office:document-meta>
</file>